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ARMIENTO MALDONADO YURI NEI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ARMIENTO MALDONADO YURI NEI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RUZ QUISPE, ADELM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7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0546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51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